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ala_5f_de_5f_servidores" style:display-name="Sala_de_servidores" style:family="table">
      <style:table-properties style:width="17cm" table:align="margins"/>
    </style:style>
    <style:style style:name="Sala_5f_de_5f_servidores.A" style:display-name="Sala_de_servidores.A" style:family="table-column">
      <style:table-column-properties style:column-width="8.5cm" style:rel-column-width="32767*"/>
    </style:style>
    <style:style style:name="Sala_5f_de_5f_servidores.B" style:display-name="Sala_de_servidores.B" style:family="table-column">
      <style:table-column-properties style:column-width="8.5cm" style:rel-column-width="32768*"/>
    </style:style>
    <style:style style:name="Sala_5f_de_5f_servidores.A1" style:display-name="Sala_de_servidore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ala_5f_de_5f_servidores.B1" style:display-name="Sala_de_servidores.B1" style:family="table-cell">
      <style:table-cell-properties fo:background-color="transparent" fo:padding="0.097cm" fo:border="0.05pt solid #000000">
        <style:background-image/>
      </style:table-cell-properties>
    </style:style>
    <style:style style:name="Sala_5f_de_5f_servidores.A2" style:display-name="Sala_de_servidores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ala_5f_de_5f_servidores.B2" style:display-name="Sala_de_servidores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9.208cm"/>
    </style:style>
    <style:style style:name="Tabla4.B" style:family="table-column">
      <style:table-column-properties style:column-width="7.80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o_20_JJ_26_Shhh_21_">
      <style:text-properties fo:font-size="14pt" style:text-underline-style="solid" style:text-underline-width="auto" style:text-underline-color="font-color" fo:font-weight="bold" officeooo:paragraph-rsid="001a9249" style:font-size-asian="14pt" style:font-weight-asian="bold" style:font-size-complex="14pt" style:font-weight-complex="bold"/>
    </style:style>
    <style:style style:name="P2" style:family="paragraph" style:parent-style-name="Texto_20_JJ_26_Shhh_21_">
      <style:text-properties officeooo:paragraph-rsid="001a9249"/>
    </style:style>
    <style:style style:name="P3" style:family="paragraph" style:parent-style-name="Texto_20_JJ_26_Shhh_21_">
      <style:paragraph-properties fo:text-align="center" style:justify-single-word="false"/>
      <style:text-properties officeooo:paragraph-rsid="001a9249"/>
    </style:style>
    <style:style style:name="P4" style:family="paragraph" style:parent-style-name="Title">
      <style:text-properties officeooo:rsid="001a9249" officeooo:paragraph-rsid="001a9249"/>
    </style:style>
    <style:style style:name="P5" style:family="paragraph" style:parent-style-name="Texto_20_JJ_26_Shhh_21_" style:list-style-name="L1">
      <style:text-properties fo:font-weight="bold" officeooo:paragraph-rsid="001a9249" style:font-weight-asian="bold" style:font-weight-complex="bold"/>
    </style:style>
    <style:style style:name="P6" style:family="paragraph" style:parent-style-name="Texto_20_JJ_26_Shhh_21_" style:list-style-name="L3">
      <style:text-properties fo:font-weight="bold" officeooo:paragraph-rsid="001a9249" style:font-weight-asian="bold" style:font-weight-complex="bold"/>
    </style:style>
    <style:style style:name="P7" style:family="paragraph" style:parent-style-name="Texto_20_JJ_26_Shhh_21_" style:list-style-name="L2">
      <style:text-properties officeooo:paragraph-rsid="001a9249"/>
    </style:style>
    <style:style style:name="P8" style:family="paragraph" style:parent-style-name="Texto_20_JJ_26_Shhh_21_">
      <style:paragraph-properties fo:text-align="center" style:justify-single-word="false"/>
      <style:text-properties officeooo:paragraph-rsid="001a9f2c"/>
    </style:style>
    <style:style style:name="T1" style:family="text">
      <style:text-properties officeooo:rsid="0081aa0f"/>
    </style:style>
    <style:style style:name="T2" style:family="text">
      <style:text-properties officeooo:rsid="0066d3d0"/>
    </style:style>
    <style:style style:name="T3" style:family="text">
      <style:text-properties officeooo:rsid="00319100"/>
    </style:style>
    <style:style style:name="T4" style:family="text">
      <style:text-properties officeooo:rsid="007fb318"/>
    </style:style>
    <style:style style:name="T5" style:family="text">
      <style:text-properties officeooo:rsid="00392768"/>
    </style:style>
    <style:style style:name="T6" style:family="text">
      <style:text-properties officeooo:rsid="00346db3"/>
    </style:style>
    <style:style style:name="T7" style:family="text">
      <style:text-properties officeooo:rsid="001a9249"/>
    </style:style>
    <style:style style:name="T8" style:family="text">
      <style:text-properties officeooo:rsid="001a9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es</text:p>
      <text:p text:style-name="P2"/>
      <text:p text:style-name="P2"/>
      <text:p text:style-name="P2">El <text:span text:style-name="T1">proyecto</text:span> consta de <text:span text:style-name="T1">una</text:span> planta y la distribución del sistema informático es <text:span text:style-name="T1">el si</text:span>gu<text:span text:style-name="T1">ient</text:span>e:</text:p>
      <text:p text:style-name="P1">P<text:span text:style-name="T2">lanta baja</text:span>:</text:p>
      <text:p text:style-name="P1"/>
      <text:list xml:id="list1465283063232382632" text:style-name="L1">
        <text:list-item>
          <text:p text:style-name="P5">Sala de servidores: </text:p>
        </text:list-item>
      </text:list>
      <table:table table:name="Sala_de_servidores" table:style-name="Sala_5f_de_5f_servidores">
        <table:table-column table:style-name="Sala_5f_de_5f_servidores.A"/>
        <table:table-column table:style-name="Sala_5f_de_5f_servidores.B"/>
        <table:table-row>
          <table:table-cell table:style-name="Sala_5f_de_5f_servidores.A1" office:value-type="string">
            <text:p text:style-name="P2">Servidor <text:span text:style-name="T3">DHCP, DNS, EMAIL,HTTP (IP Fija)</text:span></text:p>
          </table:table-cell>
          <table:table-cell table:style-name="Sala_5f_de_5f_servidores.B1" office:value-type="string">
            <text:p text:style-name="P3">192.168.<text:span text:style-name="T4">1.2</text:span></text:p>
          </table:table-cell>
        </table:table-row>
        <table:table-row>
          <table:table-cell table:style-name="Sala_5f_de_5f_servidores.A2" office:value-type="string">
            <text:p text:style-name="P2">Router</text:p>
          </table:table-cell>
          <table:table-cell table:style-name="Sala_5f_de_5f_servidores.B2" office:value-type="string">
            <text:p text:style-name="P8">192.168.<text:span text:style-name="T4">1.1 / 192.168.2.1 </text:span></text:p>
          </table:table-cell>
        </table:table-row>
        <table:table-row>
          <table:table-cell table:style-name="Sala_5f_de_5f_servidores.A2" office:value-type="string">
            <text:p text:style-name="P2">Rack</text:p>
          </table:table-cell>
          <table:table-cell table:style-name="Sala_5f_de_5f_servidores.B2" office:value-type="string">
            <text:p text:style-name="P3">-</text:p>
          </table:table-cell>
        </table:table-row>
        <table:table-row>
          <table:table-cell table:style-name="Sala_5f_de_5f_servidores.A2" office:value-type="string">
            <text:p text:style-name="P2">Switch <text:span text:style-name="T8">48 puertos</text:span></text:p>
          </table:table-cell>
          <table:table-cell table:style-name="Sala_5f_de_5f_servidores.B2" office:value-type="string">
            <text:p text:style-name="P3">-</text:p>
          </table:table-cell>
        </table:table-row>
      </table:table>
      <text:p text:style-name="P2"/>
      <text:list xml:id="list7657654281470925261" text:style-name="L2">
        <text:list-header>
          <text:p text:style-name="P7"/>
        </text:list-header>
      </text:list>
      <text:list xml:id="list4401715356473381890" text:style-name="L3">
        <text:list-item>
          <text:p text:style-name="P6">Biblioteca: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<text:span text:style-name="T4">20 </text:span>Equipos (<text:span text:style-name="T1">por cable</text:span>)</text:p>
          </table:table-cell>
          <table:table-cell table:style-name="Tabla4.B1" office:value-type="string">
            <text:p text:style-name="P3"><text:span text:style-name="T6">Rango: </text:span>192.168.<text:span text:style-name="T4">1</text:span>.<text:span text:style-name="T4">10</text:span>-192.168.<text:span text:style-name="T4">1</text:span>.<text:span text:style-name="T1">29</text:span></text:p>
          </table:table-cell>
        </table:table-row>
        <table:table-row>
          <table:table-cell table:style-name="Tabla4.A2" office:value-type="string">
            <text:p text:style-name="P2">Punto de acceso Wi-Fi <text:span text:style-name="T1">(soporte para unos 90 apr.)</text:span></text:p>
          </table:table-cell>
          <table:table-cell table:style-name="Tabla4.B2" office:value-type="string">
            <text:p text:style-name="P3">192.168.<text:span text:style-name="T8">2</text:span>.<text:span text:style-name="T8">10</text:span>-192.168.<text:span text:style-name="T8">2</text:span>.1<text:span text:style-name="T4">00</text:span></text:p>
          </table:table-cell>
        </table:table-row>
        <table:table-row>
          <table:table-cell table:style-name="Tabla4.A2" office:value-type="string">
            <text:p text:style-name="P2"><text:span text:style-name="T7">2</text:span> Equipo<text:span text:style-name="T7">s</text:span> (por cable “IP Fija”)</text:p>
          </table:table-cell>
          <table:table-cell table:style-name="Tabla4.B2" office:value-type="string">
            <text:p text:style-name="P3">192.168.<text:span text:style-name="T4">1</text:span>.<text:span text:style-name="T1">5 - 192.168.1.6</text:span></text:p>
          </table:table-cell>
        </table:table-row>
        <table:table-row>
          <table:table-cell table:style-name="Tabla4.A2" office:value-type="string">
            <text:p text:style-name="P2">Impresora</text:p>
          </table:table-cell>
          <table:table-cell table:style-name="Tabla4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JJ_26_Shhh_21_" style:display-name="Texto JJ&amp;Shhh!" style:family="paragraph">
      <style:paragraph-properties fo:line-height="150%"/>
      <style:text-properties style:font-name="Arial" fo:font-family="Arial" style:font-style-name="Normal" style:font-family-generic="swiss" style:font-pitch="variable" fo:language="es" fo:country="E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29:44.279824322</meta:creation-date>
    <dc:date>2015-12-18T09:54:06.838462291</dc:date>
    <meta:editing-duration>PT4M45S</meta:editing-duration>
    <meta:editing-cycles>2</meta:editing-cycles>
    <meta:generator>LibreOffice/5.0.3.2$Linux_X86_64 LibreOffice_project/00m0$Build-2</meta:generator>
    <meta:document-statistic meta:table-count="2" meta:image-count="0" meta:object-count="0" meta:page-count="1" meta:paragraph-count="21" meta:word-count="68" meta:character-count="442" meta:non-whitespace-character-count="395"/>
  </office:meta>
</office:document-meta>
</file>